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Standard">
      <style:paragraph-properties fo:margin-left="1in" fo:margin-right="0in" fo:text-indent="0in" style:auto-text-indent="false" fo:break-before="auto" fo:break-after="auto"/>
    </style:style>
    <style:style style:name="P4" style:family="paragraph" style:parent-style-name="Standard">
      <style:paragraph-properties fo:margin-left="1.5in" fo:margin-right="0in" fo:text-indent="0in" style:auto-text-indent="false" fo:break-before="auto" fo:break-after="auto"/>
    </style:style>
    <style:style style:name="P5" style:family="paragraph" style:parent-style-name="Title" style:master-page-name="Standard">
      <style:paragraph-properties style:page-number="1" fo:break-before="auto" fo:break-after="auto"/>
    </style:style>
    <style:style style:name="P6" style:family="paragraph" style:parent-style-name="Standard">
      <style:paragraph-properties fo:break-before="auto" fo:break-after="auto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 fo:break-before="auto" fo:break-after="auto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  <style:text-properties fo:font-weight="bold" style:font-weight-asian="bold"/>
    </style:style>
    <style:style style:name="P9" style:family="paragraph" style:parent-style-name="Standard" style:list-style-name="WWNum2">
      <style:paragraph-properties fo:margin-left="1.5in" fo:margin-right="0in" fo:text-indent="-0.25in" style:auto-text-indent="false" fo:break-before="auto" fo:break-after="auto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12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 fo:break-before="auto" fo:break-after="auto"/>
      <style:text-properties fo:color="#ff0000" loext:opacity="100%" fo:font-weight="bold" style:font-weight-asian="bold"/>
    </style:style>
    <style:style style:name="P14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  <style:text-properties fo:color="#ff0000" loext:opacity="100%" fo:font-weight="bold" style:font-weight-asian="bold"/>
    </style:style>
    <style:style style:name="P15" style:family="paragraph" style:parent-style-name="Standard" style:list-style-name="WWNum2">
      <style:paragraph-properties fo:margin-left="1.5in" fo:margin-right="0in" fo:text-indent="-0.25in" style:auto-text-indent="false" fo:break-before="auto" fo:break-after="auto"/>
      <style:text-properties fo:color="#ff0000" loext:opacity="100%" fo:font-weight="bold" style:font-weight-asian="bold"/>
    </style:style>
    <style:style style:name="P16" style:family="paragraph" style:parent-style-name="Standard">
      <style:paragraph-properties fo:margin-left="1in" fo:margin-right="0in" fo:text-indent="0in" style:auto-text-indent="false" fo:break-before="auto" fo:break-after="auto"/>
      <style:text-properties fo:color="#ff0000" loext:opacity="100%"/>
    </style:style>
    <style:style style:name="P17" style:family="paragraph" style:parent-style-name="Standard">
      <style:paragraph-properties fo:margin-left="1.5in" fo:margin-right="0in" fo:text-indent="0in" style:auto-text-indent="false" fo:break-before="auto" fo:break-after="auto"/>
      <style:text-properties fo:color="#ff0000" loext:opacity="100%"/>
    </style:style>
    <style:style style:name="P18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  <style:text-properties style:use-window-font-color="true" loext:opacity="0%" style:text-underline-style="none"/>
    </style:style>
    <style:style style:name="P19" style:family="paragraph" style:parent-style-name="Standard" style:list-style-name="WWNum1">
      <style:paragraph-properties fo:margin-left="1.5in" fo:margin-right="0in" fo:text-indent="-0.25in" style:auto-text-indent="false" fo:break-before="auto" fo:break-after="auto"/>
      <style:text-properties style:use-window-font-color="true" loext:opacity="0%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 fo:font-weight="bold" officeooo:rsid="0015b300" style:language-asian="ja" style:country-asian="JP" style:font-weight-asian="bold"/>
    </style:style>
    <style:style style:name="T4" style:family="text">
      <style:text-properties fo:color="#1155cc" loext:opacity="100%" fo:font-weight="bold" style:font-weight-asian="bold"/>
    </style:style>
    <style:style style:name="T5" style:family="text">
      <style:text-properties fo:color="#1155cc" loext:opacity="100%" style:text-underline-style="none" fo:font-weight="bold" style:font-weight-asian="bold"/>
    </style:style>
    <style:style style:name="T6" style:family="text">
      <style:text-properties fo:color="#1155cc" loext:opacity="100%" fo:font-style="italic" style:text-underline-style="solid" style:text-underline-width="auto" style:text-underline-color="font-color" fo:font-weight="bold" officeooo:rsid="0015b300" style:language-asian="ja" style:country-asian="JP" style:font-style-asian="italic" style:font-weight-asian="bold" style:font-style-complex="italic"/>
    </style:style>
    <style:style style:name="T7" style:family="text">
      <style:text-properties fo:color="#1155cc" loext:opacity="100%" fo:font-style="italic" fo:font-weight="bold" officeooo:rsid="0015b300" style:language-asian="ja" style:country-asian="JP" style:font-style-asian="italic" style:font-weight-asian="bold" style:font-style-complex="italic"/>
    </style:style>
    <style:style style:name="T8" style:family="text">
      <style:text-properties fo:color="#1155cc" loext:opacity="100%" fo:font-style="italic" style:text-underline-style="none" fo:font-weight="bold" officeooo:rsid="0015b300" style:language-asian="ja" style:country-asian="JP" style:font-style-asian="italic" style:font-weight-asian="bold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style:use-window-font-color="true" loext:opacity="0%" style:text-underline-style="none" fo:font-weight="bold" style:font-weight-asian="bold"/>
    </style:style>
    <style:style style:name="T12" style:family="text">
      <style:text-properties style:use-window-font-color="true" loext:opacity="0%" style:text-underline-style="none" fo:font-weight="bold" officeooo:rsid="0015b300" style:language-asian="ja" style:country-asian="JP" style:font-weight-asian="bold"/>
    </style:style>
    <style:style style:name="T13" style:family="text">
      <style:text-properties style:use-window-font-color="true" loext:opacity="0%" fo:font-style="italic" style:text-underline-style="none" fo:font-weight="bold" style:font-style-asian="italic" style:font-weight-asian="bold" style:font-style-complex="italic"/>
    </style:style>
    <style:style style:name="T14" style:family="text">
      <style:text-properties style:use-window-font-color="true" loext:opacity="0%" fo:font-style="italic" style:text-underline-style="none" fo:font-weight="bold" officeooo:rsid="0015b300" style:language-asian="ja" style:country-asian="JP" style:font-style-asian="italic" style:font-weight-asian="bold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officeooo:rsid="0015b300" style:language-asian="ja" style:country-asian="JP" style:font-style-asian="italic" style:font-weight-asian="bold" style:font-style-complex="italic"/>
    </style:style>
    <style:style style:name="T17" style:family="text">
      <style:text-properties fo:font-style="italic" style:text-underline-style="none" fo:font-weight="bold" officeooo:rsid="0015b300" style:language-asian="ja" style:country-asian="JP" style:font-style-asian="italic" style:font-weight-asian="bold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23btgivem6kn"/>Dragon Quest VIII 3DS Rom Map</text:p>
      <text:p text:style-name="P2"><text:bookmark text:name="_rf7mmjps87ec"/>Useful Tools</text:p>
      <text:p text:style-name="P1"><text:a xlink:type="simple" xlink:href="https://github.com/IcySon55/Kuriimu" text:style-name="ListLabel_20_19" text:visited-style-name="ListLabel_20_19"><text:span text:style-name="T1">Kuriimu Suite</text:span></text:a> - Set of tools useful for opening image and archive files.</text:p>
      <text:p text:style-name="P1"><text:a xlink:type="simple" xlink:href="https://github.com/gdkchan/Ohana3DS-Rebirth" text:style-name="ListLabel_20_19" text:visited-style-name="ListLabel_20_19"><text:span text:style-name="T1">Ohana3DS</text:span></text:a> - Tool which can view .bch and other model files.</text:p>
      <text:p text:style-name="P1"><text:a xlink:type="simple" xlink:href="https://github.com/Gericom/EveryFileExplorer" text:style-name="ListLabel_20_19" text:visited-style-name="ListLabel_20_19"><text:span text:style-name="T1">EveryFileExplorer</text:span></text:a> - Versatile multitool, can open .bcstm files.</text:p>
      <text:p text:style-name="P1"><text:a xlink:type="simple" xlink:href="https://mh-nexus.de/en/hxd/" text:style-name="ListLabel_20_19" text:visited-style-name="ListLabel_20_19"><text:span text:style-name="T1">HxD</text:span></text:a> - Hex editor. Useful for everything else.</text:p>
      <text:p text:style-name="P2"><text:bookmark text:name="_fzgy2s4oktx9"/>Filetypes</text:p>
      <text:p text:style-name="P6">Image</text:p>
      <text:p text:style-name="P1">.moflex - A pre-rendered video without sound. Can be opened with Kukkii from Kuriimu Suite.</text:p>
      <text:p text:style-name="P6">Sound</text:p>
      <text:p text:style-name="P1">.bcstm - A sound file. Can be opened with EveryFileExplorer.</text:p>
      <text:p text:style-name="P6">Model</text:p>
      <text:p text:style-name="P1">.bch - A model file. Can be opened with Ohana3DS.</text:p>
      <text:p text:style-name="P6">Archive</text:p>
      <text:p text:style-name="P1">.ctpk - An archive file. Can be opened with Karameru from Kuriimu Suite.</text:p>
      <text:p text:style-name="P1">.arc - An archive file. Can be opened with Karameru from Kuriimu Suite.</text:p>
      <text:p text:style-name="P6">Other</text:p>
      <text:p text:style-name="P1">.tbl - A file containing parameter data. Open with HxD.</text:p>
      <text:p text:style-name="P2"><text:bookmark text:name="_bzwd0v1jp0o1"/>Rom Map</text:p>
      <text:p text:style-name="P6">romfs</text:p>
      <text:list xml:id="list634996" text:style-name="WWNum1">
        <text:list-item>
          <text:p text:style-name="P10">data</text:p>
          <text:list>
            <text:list-item>
              <text:p text:style-name="P13">Battle</text:p>
            </text:list-item>
          </text:list>
        </text:list-item>
      </text:list>
      <text:p text:style-name="P16">Several files that seemingly pertain to the battle system, most of which are unknown.</text:p>
      <text:list xml:id="list4449299467740" text:continue-numbering="true" text:style-name="WWNum1">
        <text:list-item>
          <text:list>
            <text:list-item>
              <text:p text:style-name="P13">BtlTexAnimCtrl</text:p>
            </text:list-item>
            <text:list-item>
              <text:p text:style-name="P13">Debug</text:p>
            </text:list-item>
            <text:list-item>
              <text:p text:style-name="P13">Effect</text:p>
            </text:list-item>
          </text:list>
        </text:list-item>
      </text:list>
      <text:p text:style-name="P16">Particle effects?</text:p>
      <text:list xml:id="list4448307574407" text:continue-numbering="true" text:style-name="WWNum1">
        <text:list-item>
          <text:list>
            <text:list-item>
              <text:p text:style-name="P7">ExtSaveData</text:p>
            </text:list-item>
          </text:list>
        </text:list-item>
      </text:list>
      <text:p text:style-name="P3">Seems to contain only icon files.</text:p>
      <text:list xml:id="list4449675277330" text:continue-numbering="true" text:style-name="WWNum1">
        <text:list-item>
          <text:list>
            <text:list-item>
              <text:p text:style-name="P11">Field</text:p>
            </text:list-item>
          </text:list>
        </text:list-item>
      </text:list>
      <text:p text:style-name="P3">Generally seems to contain files pertaining to map data.</text:p>
      <text:list xml:id="list4448453303816" text:continue-numbering="true" text:style-name="WWNum1">
        <text:list-item>
          <text:list>
            <text:list-item>
              <text:list>
                <text:list-item>
                  <text:p text:style-name="P14">CloudData</text:p>
                </text:list-item>
                <text:list-item>
                  <text:p text:style-name="P14">ColData</text:p>
                </text:list-item>
                <text:list-item>
                  <text:p text:style-name="P14">DungeonNaviData</text:p>
                </text:list-item>
              </text:list>
            </text:list-item>
          </text:list>
        </text:list-item>
      </text:list>
      <text:p text:style-name="P17">Seems to contain instructions on how the map should be displayed while in dungeons.</text:p>
      <text:list xml:id="list4449642950356" text:continue-numbering="true" text:style-name="WWNum1">
        <text:list-item>
          <text:list>
            <text:list-item>
              <text:list>
                <text:list-item>
                  <text:p text:style-name="P14"><text:soft-page-break/>EnvData</text:p>
                </text:list-item>
                <text:list-item>
                  <text:p text:style-name="P14">LodData</text:p>
                </text:list-item>
              </text:list>
            </text:list-item>
          </text:list>
        </text:list-item>
      </text:list>
      <text:p text:style-name="P17">May have something to do with how the game selectively loads parts of the overworld.</text:p>
      <text:list xml:id="list4448221945530" text:continue-numbering="true" text:style-name="WWNum1">
        <text:list-item>
          <text:list>
            <text:list-item>
              <text:list>
                <text:list-item>
                  <text:p text:style-name="P8">MapData</text:p>
                </text:list-item>
              </text:list>
            </text:list-item>
          </text:list>
        </text:list-item>
      </text:list>
      <text:p text:style-name="P4">Contains models of all of the maps in the game, in .bch format (can be opened using Ohana3DS).</text:p>
      <text:list xml:id="list4449094225630" text:continue-numbering="true" text:style-name="WWNum1">
        <text:list-item>
          <text:list>
            <text:list-item>
              <text:list>
                <text:list-item>
                  <text:p text:style-name="P14">ObjData</text:p>
                </text:list-item>
              </text:list>
            </text:list-item>
          </text:list>
        </text:list-item>
      </text:list>
      <text:p text:style-name="P17">Contains data and models for various map objects.</text:p>
      <text:list xml:id="list4448232114162" text:continue-numbering="true" text:style-name="WWNum1">
        <text:list-item>
          <text:list>
            <text:list-item>
              <text:list>
                <text:list-item>
                  <text:p text:style-name="P14">ObjTexData</text:p>
                </text:list-item>
                <text:list-item>
                  <text:p text:style-name="P14">SkyData</text:p>
                </text:list-item>
                <text:list-item>
                  <text:p text:style-name="P14">TownNaviData</text:p>
                </text:list-item>
              </text:list>
            </text:list-item>
          </text:list>
        </text:list-item>
      </text:list>
      <text:p text:style-name="P17">Seems to contain instructions on how the map should be displayed while in towns.</text:p>
      <text:list xml:id="list4448674846936" text:continue-numbering="true" text:style-name="WWNum1">
        <text:list-item>
          <text:list>
            <text:list-item>
              <text:list>
                <text:list-item>
                  <text:p text:style-name="P14">WorldNaviData</text:p>
                </text:list-item>
              </text:list>
            </text:list-item>
          </text:list>
        </text:list-item>
      </text:list>
      <text:p text:style-name="P17">Seems to contain instructions on how the map should be displayed while on the overworld.</text:p>
      <text:list xml:id="list4449570136479" text:continue-numbering="true" text:style-name="WWNum1">
        <text:list-item>
          <text:list>
            <text:list-item>
              <text:p text:style-name="P7">ImageEdit</text:p>
            </text:list-item>
          </text:list>
        </text:list-item>
      </text:list>
      <text:p text:style-name="P3">Contains the stamps used in the photo editor.</text:p>
      <text:list xml:id="list4449693623265" text:continue-numbering="true" text:style-name="WWNum1">
        <text:list-item>
          <text:list>
            <text:list-item>
              <text:p text:style-name="P13">Layout</text:p>
            </text:list-item>
          </text:list>
        </text:list-item>
      </text:list>
      <text:p text:style-name="P16">Seems to contain information about how different text boxes should be displayed. The .arc files can be opened with Karameru.</text:p>
      <text:list xml:id="list4449556368724" text:continue-numbering="true" text:style-name="WWNum1">
        <text:list-item>
          <text:list>
            <text:list-item>
              <text:p text:style-name="P7">Message</text:p>
            </text:list-item>
          </text:list>
        </text:list-item>
      </text:list>
      <text:p text:style-name="P3">Contains the majority of the game’s text.</text:p>
      <text:list xml:id="list4447693146338" text:continue-numbering="true" text:style-name="WWNum1">
        <text:list-item>
          <text:list>
            <text:list-item>
              <text:p text:style-name="P11">Model</text:p>
            </text:list-item>
          </text:list>
        </text:list-item>
      </text:list>
      <text:p text:style-name="P3">Contains the majority of the game’s models.</text:p>
      <text:list xml:id="list4447838414940" text:continue-numbering="true" text:style-name="WWNum1">
        <text:list-item>
          <text:list>
            <text:list-item>
              <text:list>
                <text:list-item>
                  <text:p text:style-name="P8">attachment</text:p>
                </text:list-item>
              </text:list>
            </text:list-item>
          </text:list>
        </text:list-item>
      </text:list>
      <text:p text:style-name="P4">Weapons and shields that are displayed on the party members’ person.</text:p>
      <text:list xml:id="list4448140543790" text:continue-numbering="true" text:style-name="WWNum1">
        <text:list-item>
          <text:list>
            <text:list-item>
              <text:list>
                <text:list-item>
                  <text:p text:style-name="P8">battle_effect</text:p>
                </text:list-item>
              </text:list>
            </text:list-item>
          </text:list>
        </text:list-item>
      </text:list>
      <text:p text:style-name="P4">Additional models for battle actions.</text:p>
      <text:list xml:id="list4448809750867" text:continue-numbering="true" text:style-name="WWNum1">
        <text:list-item>
          <text:list>
            <text:list-item>
              <text:list>
                <text:list-item>
                  <text:p text:style-name="P8">casino</text:p>
                </text:list-item>
              </text:list>
            </text:list-item>
          </text:list>
        </text:list-item>
      </text:list>
      <text:p text:style-name="P4">Models for use during casino minigames.</text:p>
      <text:list xml:id="list4449392329946" text:continue-numbering="true" text:style-name="WWNum1">
        <text:list-item>
          <text:list>
            <text:list-item>
              <text:list>
                <text:list-item>
                  <text:p text:style-name="P8">etc</text:p>
                </text:list-item>
              </text:list>
            </text:list-item>
          </text:list>
        </text:list-item>
      </text:list>
      <text:p text:style-name="P4">Miscellaneous models.</text:p>
      <text:list xml:id="list4447866766506" text:continue-numbering="true" text:style-name="WWNum1">
        <text:list-item>
          <text:list>
            <text:list-item>
              <text:list>
                <text:list-item>
                  <text:p text:style-name="P8">event</text:p>
                </text:list-item>
              </text:list>
            </text:list-item>
          </text:list>
        </text:list-item>
      </text:list>
      <text:p text:style-name="P4">Event models containing extra animations for characters.</text:p>
      <text:list xml:id="list4447983122506" text:continue-numbering="true" text:style-name="WWNum1">
        <text:list-item>
          <text:list>
            <text:list-item>
              <text:list>
                <text:list-item>
                  <text:p text:style-name="P8">event_effect</text:p>
                </text:list-item>
              </text:list>
            </text:list-item>
          </text:list>
        </text:list-item>
      </text:list>
      <text:p text:style-name="P4">Models for extra effects during events.</text:p>
      <text:list xml:id="list4448526392546" text:continue-numbering="true" text:style-name="WWNum1">
        <text:list-item>
          <text:list>
            <text:list-item>
              <text:list>
                <text:list-item>
                  <text:p text:style-name="P8">item_icon</text:p>
                </text:list-item>
              </text:list>
            </text:list-item>
          </text:list>
        </text:list-item>
      </text:list>
      <text:p text:style-name="P4">Icons for items and party member portraits.</text:p>
      <text:list xml:id="list4449416174439" text:continue-numbering="true" text:style-name="WWNum1">
        <text:list-item>
          <text:list>
            <text:list-item>
              <text:list>
                <text:list-item>
                  <text:p text:style-name="P8">monster</text:p>
                </text:list-item>
              </text:list>
            </text:list-item>
          </text:list>
        </text:list-item>
      </text:list>
      <text:p text:style-name="P4">Monster and enemy models.</text:p>
      <text:list xml:id="list4448701551866" text:continue-numbering="true" text:style-name="WWNum1">
        <text:list-item>
          <text:list>
            <text:list-item>
              <text:list>
                <text:list-item>
                  <text:p text:style-name="P8">npc</text:p>
                </text:list-item>
              </text:list>
            </text:list-item>
          </text:list>
        </text:list-item>
      </text:list>
      <text:p text:style-name="P4">Models for non-playable characters.</text:p>
      <text:list xml:id="list4449337885677" text:continue-numbering="true" text:style-name="WWNum1">
        <text:list-item>
          <text:list>
            <text:list-item>
              <text:list>
                <text:list-item>
                  <text:p text:style-name="P8"><text:soft-page-break/>player</text:p>
                </text:list-item>
              </text:list>
            </text:list-item>
          </text:list>
        </text:list-item>
      </text:list>
      <text:p text:style-name="P4">Models for playable characters, and also Medea.</text:p>
      <text:list xml:id="list4448634844443" text:continue-numbering="true" text:style-name="WWNum1">
        <text:list-item>
          <text:list>
            <text:list-item>
              <text:list>
                <text:list-item>
                  <text:p text:style-name="P8">renkin</text:p>
                </text:list-item>
              </text:list>
            </text:list-item>
          </text:list>
        </text:list-item>
      </text:list>
      <text:p text:style-name="P4">Alchemy pot models.</text:p>
      <text:list xml:id="list4447635597030" text:continue-numbering="true" text:style-name="WWNum1">
        <text:list-item>
          <text:list>
            <text:list-item>
              <text:list>
                <text:list-item>
                  <text:p text:style-name="P8">shot</text:p>
                </text:list-item>
              </text:list>
            </text:list-item>
          </text:list>
        </text:list-item>
      </text:list>
      <text:p text:style-name="P4">Collection of unique poses for photo mode.</text:p>
      <text:list xml:id="list4449383818884" text:continue-numbering="true" text:style-name="WWNum1">
        <text:list-item>
          <text:list>
            <text:list-item>
              <text:p text:style-name="P7">Movie</text:p>
            </text:list-item>
          </text:list>
        </text:list-item>
      </text:list>
      <text:p text:style-name="P3">Contains pre-rendered cutscene animations.</text:p>
      <text:list xml:id="list4448261156916" text:continue-numbering="true" text:style-name="WWNum1">
        <text:list-item>
          <text:list>
            <text:list-item>
              <text:p text:style-name="P7">Network</text:p>
            </text:list-item>
          </text:list>
        </text:list-item>
      </text:list>
      <text:p text:style-name="P3">Seems to only contain icon files.</text:p>
      <text:list xml:id="list4447798097892" text:continue-numbering="true" text:style-name="WWNum1">
        <text:list-item>
          <text:list>
            <text:list-item>
              <text:p text:style-name="P7">OfficialCard</text:p>
            </text:list-item>
          </text:list>
        </text:list-item>
      </text:list>
      <text:p text:style-name="P3">Seems to only contain icon files.</text:p>
      <text:list xml:id="list4449686707804" text:continue-numbering="true" text:style-name="WWNum1">
        <text:list-item>
          <text:list>
            <text:list-item>
              <text:p text:style-name="P11">Params</text:p>
            </text:list-item>
          </text:list>
        </text:list-item>
      </text:list>
      <text:p text:style-name="P3">Contains a large amount of the game’s parameter data.</text:p>
      <text:list xml:id="list4448548478999" text:continue-numbering="true" text:style-name="WWNum1">
        <text:list-item>
          <text:list>
            <text:list-item>
              <text:list>
                <text:list-item>
                  <text:p text:style-name="P18"><text:span text:style-name="T9">Disposition </text:span><text:span text:style-name="T16">(see Disposition.odt)</text:span></text:p>
                </text:list-item>
              </text:list>
            </text:list-item>
          </text:list>
        </text:list-item>
      </text:list>
      <text:p text:style-name="P17">Information on the positions and behaviour of NPCs. Partially understood.</text:p>
      <text:list xml:id="list4448198598790" text:continue-numbering="true" text:style-name="WWNum1">
        <text:list-item>
          <text:list>
            <text:list-item>
              <text:list>
                <text:list-item>
                  <text:p text:style-name="P14">Encount</text:p>
                </text:list-item>
                <text:list-item>
                  <text:p text:style-name="P14">map_attr</text:p>
                </text:list-item>
                <text:list-item>
                  <text:p text:style-name="P14">map_info</text:p>
                </text:list-item>
                <text:list-item>
                  <text:p text:style-name="P14">model_info</text:p>
                </text:list-item>
                <text:list-item>
                  <text:p text:style-name="P14">nameSort</text:p>
                </text:list-item>
                <text:list-item>
                  <text:p text:style-name="P14">partytalk</text:p>
                </text:list-item>
                <text:list-item>
                  <text:p text:style-name="P14">Roulette</text:p>
                </text:list-item>
                <text:list-item>
                  <text:p text:style-name="P14">Slot</text:p>
                </text:list-item>
                <text:list-item>
                  <text:p text:style-name="P14">staffRoll</text:p>
                </text:list-item>
                <text:list-item>
                  <text:p text:style-name="P14">vtalk</text:p>
                </text:list-item>
                <text:list-item>
                  <text:p text:style-name="P14">WordTable</text:p>
                </text:list-item>
                <text:list-item>
                  <text:p text:style-name="P14">actdmg.tbl</text:p>
                </text:list-item>
                <text:list-item>
                  <text:p text:style-name="P14">acteff.tbl</text:p>
                </text:list-item>
              </text:list>
            </text:list-item>
          </text:list>
        </text:list-item>
      </text:list>
      <text:p text:style-name="P17">For some reason, seems to affect the damage and animations of normal attacks, but not spells or abilities.</text:p>
      <text:list xml:id="list4449255692531" text:continue-numbering="true" text:style-name="WWNum1">
        <text:list-item>
          <text:list>
            <text:list-item>
              <text:list>
                <text:list-item>
                  <text:p text:style-name="P18"><text:span text:style-name="T9">action.tbl </text:span><text:span text:style-name="T16">(See Actions.odt)</text:span></text:p>
                </text:list-item>
              </text:list>
            </text:list-item>
          </text:list>
        </text:list-item>
      </text:list>
      <text:p text:style-name="P17">Contains various data on battle actions.</text:p>
      <text:list xml:id="list4449398024523" text:continue-numbering="true" text:style-name="WWNum1">
        <text:list-item>
          <text:list>
            <text:list-item>
              <text:list>
                <text:list-item>
                  <text:p text:style-name="P14">autoKeyword.tbl</text:p>
                </text:list-item>
                <text:list-item>
                  <text:p text:style-name="P14">battlePlayerSe.tbl</text:p>
                </text:list-item>
                <text:list-item>
                  <text:p text:style-name="P14">battleSe.tbl</text:p>
                </text:list-item>
                <text:list-item>
                  <text:p text:style-name="P14">birdPoint.tbl</text:p>
                </text:list-item>
                <text:list-item>
                  <text:p text:style-name="P14">btl_mmp.tbl</text:p>
                </text:list-item>
                <text:list-item>
                  <text:p text:style-name="P14">btl_road.tbl</text:p>
                </text:list-item>
              </text:list>
            </text:list-item>
          </text:list>
        </text:list-item>
      </text:list>
      <text:p text:style-name="P17">Presumably related to the Monster Arena.</text:p>
      <text:list xml:id="list4448471279099" text:continue-numbering="true" text:style-name="WWNum1">
        <text:list-item>
          <text:list>
            <text:list-item>
              <text:list>
                <text:list-item>
                  <text:p text:style-name="P14">colorTone.tbl</text:p>
                </text:list-item>
                <text:list-item>
                  <text:p text:style-name="P14">contactSituation.tbl</text:p>
                </text:list-item>
                <text:list-item>
                  <text:p text:style-name="P14">demo.tbl</text:p>
                </text:list-item>
                <text:list-item>
                  <text:p text:style-name="P14">demo_eng.tbl</text:p>
                </text:list-item>
                <text:list-item>
                  <text:p text:style-name="P18"><text:soft-page-break/><text:span text:style-name="T9">encount.tbl </text:span><text:span text:style-name="T16">(See Encounter.odt)</text:span></text:p>
                </text:list-item>
              </text:list>
            </text:list-item>
          </text:list>
        </text:list-item>
      </text:list>
      <text:p text:style-name="P4">Contains all monster encounter tables.</text:p>
      <text:list xml:id="list4449207835506" text:continue-numbering="true" text:style-name="WWNum1">
        <text:list-item>
          <text:list>
            <text:list-item>
              <text:list>
                <text:list-item>
                  <text:p text:style-name="P14">encountRandom.tbl</text:p>
                </text:list-item>
                <text:list-item>
                  <text:p text:style-name="P14">escape.tbl</text:p>
                </text:list-item>
                <text:list-item>
                  <text:p text:style-name="P14">escapeType.tbl</text:p>
                </text:list-item>
                <text:list-item>
                  <text:p text:style-name="P14">fieldmapinfo.tbl</text:p>
                </text:list-item>
                <text:list-item>
                  <text:p text:style-name="P14">gimmick.tbl</text:p>
                </text:list-item>
                <text:list-item>
                  <text:p text:style-name="P18"><text:span text:style-name="T9">hotelCharges.tbl </text:span><text:span text:style-name="T16">(see hotelCharges.odt)</text:span></text:p>
                </text:list-item>
              </text:list>
            </text:list-item>
          </text:list>
        </text:list-item>
      </text:list>
      <text:p text:style-name="P4">Contains a list of the prices for staying at any of the game’s various inns.</text:p>
      <text:list xml:id="list4447602936264" text:continue-numbering="true" text:style-name="WWNum1">
        <text:list-item>
          <text:list>
            <text:list-item>
              <text:list>
                <text:list-item>
                  <text:p text:style-name="P18"><text:span text:style-name="T9">item.tbl </text:span><text:span text:style-name="T16">(see item.tbl.odt)</text:span></text:p>
                </text:list-item>
              </text:list>
            </text:list-item>
          </text:list>
        </text:list-item>
      </text:list>
      <text:p text:style-name="P17">Contains data pertaining to items.</text:p>
      <text:list xml:id="list4449120346231" text:continue-numbering="true" text:style-name="WWNum1">
        <text:list-item>
          <text:list>
            <text:list-item>
              <text:list>
                <text:list-item>
                  <text:p text:style-name="P14">item_battle.tbl</text:p>
                </text:list-item>
                <text:list-item>
                  <text:p text:style-name="P19"><text:span text:style-name="T10">item_casino.tbl </text:span><text:span text:style-name="T17">(See item_casino.odt)</text:span></text:p>
                </text:list-item>
              </text:list>
            </text:list-item>
          </text:list>
        </text:list-item>
      </text:list>
      <text:p text:style-name="P4">Table of the prizes offered by the casino.</text:p>
      <text:list xml:id="list4447790316781" text:continue-numbering="true" text:style-name="WWNum1">
        <text:list-item>
          <text:list>
            <text:list-item>
              <text:list>
                <text:list-item>
                  <text:p text:style-name="P14">item_shop_rate.tbl</text:p>
                </text:list-item>
                <text:list-item>
                  <text:p text:style-name="P14">key_data.cfg</text:p>
                </text:list-item>
                <text:list-item>
                  <text:p text:style-name="P14">leadoff.tbl</text:p>
                </text:list-item>
                <text:list-item>
                  <text:p text:style-name="P14">model_resource.tbl</text:p>
                </text:list-item>
                <text:list-item>
                  <text:p text:style-name="P18"><text:span text:style-name="T9">monster.tbl </text:span><text:span text:style-name="T16">(See Monsters.odt)</text:span></text:p>
                </text:list-item>
              </text:list>
            </text:list-item>
          </text:list>
        </text:list-item>
      </text:list>
      <text:p text:style-name="P4">Data pertaining to monster stats and actions.</text:p>
      <text:list xml:id="list4448232778635" text:continue-numbering="true" text:style-name="WWNum1">
        <text:list-item>
          <text:list>
            <text:list-item>
              <text:list>
                <text:list-item>
                  <text:p text:style-name="P14">monsterNum.tbl</text:p>
                </text:list-item>
                <text:list-item>
                  <text:p text:style-name="P14">npc.tbl</text:p>
                </text:list-item>
                <text:list-item>
                  <text:p text:style-name="P14">offshadeMonster.tbl</text:p>
                </text:list-item>
                <text:list-item>
                  <text:p text:style-name="P18"><text:span text:style-name="T9">pc_baseparam.tbl </text:span><text:span text:style-name="T16">(See pc_baseparam.odt)</text:span></text:p>
                </text:list-item>
              </text:list>
            </text:list-item>
          </text:list>
        </text:list-item>
      </text:list>
      <text:p text:style-name="P4">Party members’ base stats.</text:p>
      <text:list xml:id="list4448561337462" text:continue-numbering="true" text:style-name="WWNum1">
        <text:list-item>
          <text:list>
            <text:list-item>
              <text:list>
                <text:list-item>
                  <text:p text:style-name="P8">pc_spspparam.tbl</text:p>
                </text:list-item>
              </text:list>
            </text:list-item>
          </text:list>
        </text:list-item>
      </text:list>
      <text:p text:style-name="P4">Party members’ skill trees and level-up abilities.</text:p>
      <text:list xml:id="list4447795930182" text:continue-numbering="true" text:style-name="WWNum1">
        <text:list-item>
          <text:list>
            <text:list-item>
              <text:list>
                <text:list-item>
                  <text:p text:style-name="P14">pictureQuest.tbl</text:p>
                </text:list-item>
                <text:list-item>
                  <text:p text:style-name="P14">pictureQuestPrize.tbl</text:p>
                </text:list-item>
                <text:list-item>
                  <text:p text:style-name="P14">recordMotion.tbl</text:p>
                </text:list-item>
                <text:list-item>
                  <text:p text:style-name="P14">renkinRecipe.tbl</text:p>
                </text:list-item>
              </text:list>
            </text:list-item>
          </text:list>
        </text:list-item>
      </text:list>
      <text:p text:style-name="P17">Alchemy recipe data.</text:p>
      <text:list xml:id="list4449619132500" text:continue-numbering="true" text:style-name="WWNum1">
        <text:list-item>
          <text:list>
            <text:list-item>
              <text:list>
                <text:list-item>
                  <text:p text:style-name="P12"><text:span text:style-name="T11">scoutMonster.tbl</text:span><text:span text:style-name="T13"> </text:span><text:span text:style-name="T14">(See scoutMonster.odt)</text:span></text:p>
                </text:list-item>
              </text:list>
            </text:list-item>
          </text:list>
        </text:list-item>
      </text:list>
      <text:p text:style-name="P17">Data for how to spawn Infamous Monsters.</text:p>
      <text:list xml:id="list4449120304303" text:continue-numbering="true" text:style-name="WWNum1">
        <text:list-item>
          <text:list>
            <text:list-item>
              <text:list>
                <text:list-item>
                  <text:p text:style-name="P14">search.tbl</text:p>
                </text:list-item>
                <text:list-item>
                  <text:p text:style-name="P14">shipPoint.tbl</text:p>
                </text:list-item>
                <text:list-item>
                  <text:p text:style-name="P12"><text:span text:style-name="T11">shopItem.tbl </text:span><text:span text:style-name="T12">(See shopItem.odt)</text:span></text:p>
                </text:list-item>
              </text:list>
            </text:list-item>
          </text:list>
        </text:list-item>
      </text:list>
      <text:p text:style-name="P4">Contains data pertaining to shops and the items sold therein.</text:p>
      <text:list xml:id="list4447664757116" text:continue-numbering="true" text:style-name="WWNum1">
        <text:list-item>
          <text:list>
            <text:list-item>
              <text:list>
                <text:list-item>
                  <text:p text:style-name="P14">sound.tbl</text:p>
                </text:list-item>
                <text:list-item>
                  <text:p text:style-name="P14">specialArea.tbl</text:p>
                </text:list-item>
                <text:list-item>
                  <text:p text:style-name="P14">spParty.tbl</text:p>
                </text:list-item>
                <text:list-item>
                  <text:p text:style-name="P14">staffRoll.tbl</text:p>
                </text:list-item>
                <text:list-item>
                  <text:p text:style-name="P14">stampCard.tbl</text:p>
                </text:list-item>
                <text:list-item>
                  <text:p text:style-name="P14">symbol.tbl</text:p>
                </text:list-item>
                <text:list-item>
                  <text:p text:style-name="P8"><text:soft-page-break/>tbContents.tbl</text:p>
                </text:list-item>
              </text:list>
            </text:list-item>
          </text:list>
        </text:list-item>
      </text:list>
      <text:p text:style-name="P4">Loot pools for blue chests.</text:p>
      <text:list xml:id="list4449611162072" text:continue-numbering="true" text:style-name="WWNum1">
        <text:list-item>
          <text:list>
            <text:list-item>
              <text:list>
                <text:list-item>
                  <text:p text:style-name="P14">tbGimmickName.tbl</text:p>
                </text:list-item>
                <text:list-item>
                  <text:p text:style-name="P18"><text:span text:style-name="T9">tbTreasureBox.tbl </text:span><text:span text:style-name="T16">(See tbTreasureBox.odt)</text:span></text:p>
                </text:list-item>
              </text:list>
            </text:list-item>
          </text:list>
        </text:list-item>
      </text:list>
      <text:p text:style-name="P4">Chests and treasure object data.</text:p>
      <text:list xml:id="list4449312042410" text:continue-numbering="true" text:style-name="WWNum1">
        <text:list-item>
          <text:list>
            <text:list-item>
              <text:list>
                <text:list-item>
                  <text:p text:style-name="P14">tbType.tbl</text:p>
                </text:list-item>
                <text:list-item>
                  <text:p text:style-name="P14">team_monster.tbl</text:p>
                </text:list-item>
                <text:list-item>
                  <text:p text:style-name="P14">team_mons_bonus.tbl</text:p>
                </text:list-item>
                <text:list-item>
                  <text:p text:style-name="P14">team_mons_skill.tbl</text:p>
                </text:list-item>
                <text:list-item>
                  <text:p text:style-name="P14">twoShotPos.tbl</text:p>
                </text:list-item>
                <text:list-item>
                  <text:p text:style-name="P14">wander.tbl</text:p>
                </text:list-item>
              </text:list>
            </text:list-item>
            <text:list-item>
              <text:p text:style-name="P13">PresentCode</text:p>
            </text:list-item>
            <text:list-item>
              <text:p text:style-name="P13">Script</text:p>
            </text:list-item>
            <text:list-item>
              <text:p text:style-name="P13">test</text:p>
            </text:list-item>
            <text:list-item>
              <text:p text:style-name="P13">TextureAnimation</text:p>
            </text:list-item>
          </text:list>
        </text:list-item>
      </text:list>
      <text:p text:style-name="P16">Presumably contains information for facial animations and the like, but how to parse the files is yet unknown.</text:p>
      <text:list xml:id="list4449159010063" text:continue-numbering="true" text:style-name="WWNum1">
        <text:list-item>
          <text:list>
            <text:list-item>
              <text:p text:style-name="P13">WiFi</text:p>
            </text:list-item>
          </text:list>
        </text:list-item>
        <text:list-item>
          <text:p text:style-name="P10">rom</text:p>
          <text:list>
            <text:list-item>
              <text:p text:style-name="P7">Font</text:p>
            </text:list-item>
          </text:list>
        </text:list-item>
      </text:list>
      <text:p text:style-name="P3">Contains simple font files (.bffnt).</text:p>
      <text:list xml:id="list4449447741686" text:continue-numbering="true" text:style-name="WWNum1">
        <text:list-item>
          <text:list>
            <text:list-item>
              <text:p text:style-name="P13">shader</text:p>
            </text:list-item>
            <text:list-item>
              <text:p text:style-name="P11">Sound</text:p>
            </text:list-item>
          </text:list>
        </text:list-item>
      </text:list>
      <text:p text:style-name="P3">Contains sound files.</text:p>
      <text:list xml:id="list3111667419" text:style-name="WWNum2">
        <text:list-item>
          <text:p text:style-name="P9">stream</text:p>
        </text:list-item>
      </text:list>
      <text:p text:style-name="P4">Contains a majority of the game’s sound files.</text:p>
      <text:list xml:id="list4448938579804" text:continue-numbering="true" text:style-name="WWNum2">
        <text:list-item>
          <text:p text:style-name="P15">sound_data.bsca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09-12T00:44:47.454000000</dc:date>
    <meta:editing-duration>PT6M33S</meta:editing-duration>
    <meta:editing-cycles>1</meta:editing-cycles>
    <meta:document-statistic meta:table-count="0" meta:image-count="0" meta:object-count="0" meta:page-count="5" meta:paragraph-count="187" meta:word-count="790" meta:character-count="4827" meta:non-whitespace-character-count="4341"/>
  </office:meta>
</office:document-meta>
</file>